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52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2.933cm"/>
    </style:style>
    <style:style style:name="co5" style:family="table-column">
      <style:table-column-properties fo:break-before="auto" style:column-width="4.225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Feuil2">
      <style:table-properties table:display="true" style:writing-mode="lr-tb"/>
    </style:style>
    <style:style style:name="ta2" style:family="table" style:master-page-name="PageStyle_5f_Raw_5f_Data">
      <style:table-properties table:display="true" style:writing-mode="lr-tb"/>
    </style:style>
    <style:style style:name="ce1" style:family="table-cell" style:parent-style-name="Champ_20_du_20_tableau_20_croisé">
      <style:table-cell-properties fo:border-bottom="0.035cm solid #000000" fo:border-left="0.071cm solid #000000" fo:border-right="0.035cm solid #000000" fo:border-top="0.071cm solid #000000"/>
    </style:style>
    <style:style style:name="ce2" style:family="table-cell" style:parent-style-name="Catégorie_20_du_20_tableau_20_croisé">
      <style:table-cell-properties fo:border-bottom="none" fo:border-left="0.071cm solid #000000" fo:border-right="0.035cm solid #000000" fo:border-top="0.035cm solid #000000"/>
    </style:style>
    <style:style style:name="ce3" style:family="table-cell" style:parent-style-name="Catégorie_20_du_20_tableau_20_croisé">
      <style:table-cell-properties fo:border-bottom="none" fo:border-left="0.071cm solid #000000" fo:border-right="0.035cm solid #000000" fo:border-top="none"/>
    </style:style>
    <style:style style:name="ce4" style:family="table-cell" style:parent-style-name="Titre_20_du_20_tableau_20_croisé">
      <style:table-cell-properties fo:border-bottom="0.071cm solid #000000" fo:border-left="0.071cm solid #000000" fo:border-right="0.035cm solid #000000" fo:border-top="0.035cm solid #000000"/>
    </style:style>
    <style:style style:name="ce5" style:family="table-cell" style:parent-style-name="Coin_20_du_20_tableau_20_croisé">
      <style:table-cell-properties fo:border-bottom="0.035cm solid #000000" fo:border-left="0.035cm solid #000000" fo:border-right="0.071cm solid #000000" fo:border-top="0.071cm solid #000000"/>
    </style:style>
    <style:style style:name="ce6" style:family="table-cell" style:parent-style-name="Valeur_20_du_20_tableau_20_croisé">
      <style:table-cell-properties fo:border-bottom="none" fo:border-left="0.035cm solid #000000" fo:border-right="0.071cm solid #000000" fo:border-top="0.035cm solid #000000"/>
    </style:style>
    <style:style style:name="ce7" style:family="table-cell" style:parent-style-name="Valeur_20_du_20_tableau_20_croisé">
      <style:table-cell-properties fo:border-bottom="none" fo:border-left="0.035cm solid #000000" fo:border-right="0.071cm solid #000000" fo:border-top="none"/>
    </style:style>
    <style:style style:name="ce8" style:family="table-cell" style:parent-style-name="Valeur_20_du_20_tableau_20_croisé">
      <style:table-cell-properties fo:border-bottom="0.035cm solid #000000" fo:border-left="0.035cm solid #000000" fo:border-right="0.071cm solid #000000" fo:border-top="none"/>
    </style:style>
    <style:style style:name="ce9" style:family="table-cell" style:parent-style-name="Résultat_20_du_20_tableau_20_croisé">
      <style:table-cell-properties fo:border-bottom="0.071cm solid #000000" fo:border-left="0.035cm solid #000000" fo:border-right="0.071cm solid #000000" fo:border-top="0.035cm solid #000000"/>
    </style:style>
    <style:style style:name="ce10" style:family="table-cell" style:parent-style-name="Excel_20_Built-in_20_Normal" style:data-style-name="N106"/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Feuil2.K21" table:end-x="0.139cm" table:end-y="0.035cm" draw:z-index="0" draw:name="Graphique 1" draw:style-name="gr1" draw:text-style-name="P1" svg:width="16.461cm" svg:height="8.517cm" svg:x="0.435cm" svg:y="0.399cm">
              <draw:object draw:notify-on-update-of-ranges="Feuil2.A4:Feuil2.A16 Feuil2.B3:Feuil2.B3 Feuil2.B4:Feuil2.B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1" office:value-type="string">
            <text:p>Nb lignes B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22">
            <text:p>22</text:p>
          </table:table-cell>
          <table:table-cell table:number-columns-repeated="102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office:value-type="float" office:value="34">
            <text:p>34</text:p>
          </table:table-cell>
          <table:table-cell table:number-columns-repeated="102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24">
            <text:p>24</text:p>
          </table:table-cell>
          <table:table-cell table:number-columns-repeated="102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float" office:value="34">
            <text:p>34</text:p>
          </table:table-cell>
          <table:table-cell table:number-columns-repeated="1022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7" office:value-type="float" office:value="43">
            <text:p>43</text:p>
          </table:table-cell>
          <table:table-cell table:number-columns-repeated="102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float" office:value="52">
            <text:p>52</text:p>
          </table:table-cell>
          <table:table-cell table:number-columns-repeated="102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8">
            <text:p>4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#N/D</text:p>
          </table:table-cell>
          <table:table-cell table:style-name="ce8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otal Résultat</text:p>
          </table:table-cell>
          <table:table-cell table:style-name="ce9" office:value-type="float" office:value="280">
            <text:p>280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_Data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3" table:number-columns-repeated="2" table:default-cell-style-name="Excel_20_Built-in_20_Normal"/>
        <table:table-column table:style-name="co5" table:default-cell-style-name="Excel_20_Built-in_20_Normal"/>
        <table:table-column table:style-name="co3" table:number-columns-repeated="1020" table:default-cell-style-name="Excel_20_Built-in_20_Normal"/>
        <table:table-row table:style-name="ro2">
          <table:table-cell office:value-type="string">
            <text:p>Patient</text:p>
          </table:table-cell>
          <table:table-cell office:value-type="string">
            <text:p>Exam</text:p>
          </table:table-cell>
          <table:table-cell office:value-type="string">
            <text:p>File Name</text:p>
          </table:table-cell>
          <table:table-cell office:value-type="string">
            <text:p>Irrégularité ligne pleurale</text:p>
          </table:table-cell>
          <table:table-cell office:value-type="string">
            <text:p>Nb lignes B</text:p>
          </table:table-cell>
          <table:table-cell office:value-type="string">
            <text:p>Score CPI</text:p>
          </table:table-cell>
          <table:table-cell office:value-type="string">
            <text:p>Opérateur</text:p>
          </table:table-cell>
          <table:table-cell table:number-columns-repeated="1017"/>
        </table:table-row>
        <table:table-row table:style-name="ro1">
          <table:table-cell office:value-type="string">
            <text:p>1Patient 1CP01</text:p>
          </table:table-cell>
          <table:table-cell office:value-type="string">
            <text:p>M0</text:p>
          </table:table-cell>
          <table:table-cell office:value-type="string">
            <text:p>2019010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.3">
            <text:p>32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Patient 1CP01</text:p>
          </table:table-cell>
          <table:table-cell office:value-type="string">
            <text:p>M0</text:p>
          </table:table-cell>
          <table:table-cell office:value-type="string">
            <text:p>2019010C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2.3">
            <text:p>32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Patient 1CP01</text:p>
          </table:table-cell>
          <table:table-cell office:value-type="string">
            <text:p>M0</text:p>
          </table:table-cell>
          <table:table-cell office:value-type="string">
            <text:p>2019010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.3">
            <text:p>32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Patient 1CP01</text:p>
          </table:table-cell>
          <table:table-cell office:value-type="string">
            <text:p>M0</text:p>
          </table:table-cell>
          <table:table-cell office:value-type="string">
            <text:p>2019010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2.3">
            <text:p>32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Patient 1CP01</text:p>
          </table:table-cell>
          <table:table-cell office:value-type="string">
            <text:p>M0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.3">
            <text:p>32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Patient 1CP01</text:p>
          </table:table-cell>
          <table:table-cell office:value-type="string">
            <text:p>M0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2.3">
            <text:p>32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Patient 1CP01</text:p>
          </table:table-cell>
          <table:table-cell office:value-type="string">
            <text:p>M0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2.3">
            <text:p>32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Patient 1CP01</text:p>
          </table:table-cell>
          <table:table-cell office:value-type="string">
            <text:p>M0</text:p>
          </table:table-cell>
          <table:table-cell office:value-type="string">
            <text:p>2019010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2.3">
            <text:p>32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Patient 1CP01</text:p>
          </table:table-cell>
          <table:table-cell office:value-type="string">
            <text:p>M0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2.3">
            <text:p>32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Patient 1CP01</text:p>
          </table:table-cell>
          <table:table-cell office:value-type="string">
            <text:p>M0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2.3">
            <text:p>32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Patient 1CP01</text:p>
          </table:table-cell>
          <table:table-cell office:value-type="string">
            <text:p>M0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2.3">
            <text:p>32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Patient 1CP01</text:p>
          </table:table-cell>
          <table:table-cell office:value-type="string">
            <text:p>M0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.3">
            <text:p>32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Patient 1CP01</text:p>
          </table:table-cell>
          <table:table-cell office:value-type="string">
            <text:p>M0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2.3">
            <text:p>32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Patient 1CP01</text:p>
          </table:table-cell>
          <table:table-cell office:value-type="string">
            <text:p>M0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2.3">
            <text:p>32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Patient 1BR02</text:p>
          </table:table-cell>
          <table:table-cell office:value-type="string">
            <text:p>M0</text:p>
          </table:table-cell>
          <table:table-cell office:value-type="string">
            <text:p>2019010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2.1">
            <text:p>42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Patient 1BR02</text:p>
          </table:table-cell>
          <table:table-cell office:value-type="string">
            <text:p>M0</text:p>
          </table:table-cell>
          <table:table-cell office:value-type="string">
            <text:p>2019010C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2.1">
            <text:p>42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Patient 1BR02</text:p>
          </table:table-cell>
          <table:table-cell office:value-type="string">
            <text:p>M0</text:p>
          </table:table-cell>
          <table:table-cell office:value-type="string">
            <text:p>2019010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2.1">
            <text:p>42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Patient 1BR02</text:p>
          </table:table-cell>
          <table:table-cell office:value-type="string">
            <text:p>M0</text:p>
          </table:table-cell>
          <table:table-cell office:value-type="string">
            <text:p>2019010G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2.1">
            <text:p>42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Patient 1BR02</text:p>
          </table:table-cell>
          <table:table-cell office:value-type="string">
            <text:p>M0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2.1">
            <text:p>42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Patient 1BR02</text:p>
          </table:table-cell>
          <table:table-cell office:value-type="string">
            <text:p>M0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2.1">
            <text:p>42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Patient 1BR02</text:p>
          </table:table-cell>
          <table:table-cell office:value-type="string">
            <text:p>M0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2.1">
            <text:p>42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Patient 1BR02</text:p>
          </table:table-cell>
          <table:table-cell office:value-type="string">
            <text:p>M0</text:p>
          </table:table-cell>
          <table:table-cell office:value-type="string">
            <text:p>2019010O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2.1">
            <text:p>42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Patient 1BR02</text:p>
          </table:table-cell>
          <table:table-cell office:value-type="string">
            <text:p>M0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2.1">
            <text:p>42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Patient 1BR02</text:p>
          </table:table-cell>
          <table:table-cell office:value-type="string">
            <text:p>M0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2.1">
            <text:p>42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Patient 1BR02</text:p>
          </table:table-cell>
          <table:table-cell office:value-type="string">
            <text:p>M0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2.1">
            <text:p>42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Patient 1BR02</text:p>
          </table:table-cell>
          <table:table-cell office:value-type="string">
            <text:p>M0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2.1">
            <text:p>42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Patient 1BR02</text:p>
          </table:table-cell>
          <table:table-cell office:value-type="string">
            <text:p>M0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2.1">
            <text:p>42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Patient 1BR02</text:p>
          </table:table-cell>
          <table:table-cell office:value-type="string">
            <text:p>M0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2.1">
            <text:p>42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3Patient 1DR03</text:p>
          </table:table-cell>
          <table:table-cell office:value-type="string">
            <text:p>M0</text:p>
          </table:table-cell>
          <table:table-cell office:value-type="string">
            <text:p>2019010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4.3">
            <text:p>24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3Patient 1DR03</text:p>
          </table:table-cell>
          <table:table-cell office:value-type="string">
            <text:p>M0</text:p>
          </table:table-cell>
          <table:table-cell office:value-type="string">
            <text:p>2019010C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.3">
            <text:p>24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3Patient 1DR03</text:p>
          </table:table-cell>
          <table:table-cell office:value-type="string">
            <text:p>M0</text:p>
          </table:table-cell>
          <table:table-cell office:value-type="string">
            <text:p>2019010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.3">
            <text:p>24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3Patient 1DR03</text:p>
          </table:table-cell>
          <table:table-cell office:value-type="string">
            <text:p>M0</text:p>
          </table:table-cell>
          <table:table-cell office:value-type="string">
            <text:p>2019010G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4.3">
            <text:p>24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3Patient 1DR03</text:p>
          </table:table-cell>
          <table:table-cell office:value-type="string">
            <text:p>M0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4.3">
            <text:p>24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3Patient 1DR03</text:p>
          </table:table-cell>
          <table:table-cell office:value-type="string">
            <text:p>M0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.3">
            <text:p>24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3Patient 1DR03</text:p>
          </table:table-cell>
          <table:table-cell office:value-type="string">
            <text:p>M0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.3">
            <text:p>24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3Patient 1DR03</text:p>
          </table:table-cell>
          <table:table-cell office:value-type="string">
            <text:p>M0</text:p>
          </table:table-cell>
          <table:table-cell office:value-type="string">
            <text:p>2019010O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.3">
            <text:p>24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3Patient 1DR03</text:p>
          </table:table-cell>
          <table:table-cell office:value-type="string">
            <text:p>M0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.3">
            <text:p>24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3Patient 1DR03</text:p>
          </table:table-cell>
          <table:table-cell office:value-type="string">
            <text:p>M0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.3">
            <text:p>24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3Patient 1DR03</text:p>
          </table:table-cell>
          <table:table-cell office:value-type="string">
            <text:p>M0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.3">
            <text:p>24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3Patient 1DR03</text:p>
          </table:table-cell>
          <table:table-cell office:value-type="string">
            <text:p>M0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.3">
            <text:p>24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3Patient 1DR03</text:p>
          </table:table-cell>
          <table:table-cell office:value-type="string">
            <text:p>M0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.3">
            <text:p>24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3Patient 1DR03</text:p>
          </table:table-cell>
          <table:table-cell office:value-type="string">
            <text:p>M0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.3">
            <text:p>24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5Patient 1PF05</text:p>
          </table:table-cell>
          <table:table-cell office:value-type="string">
            <text:p>M0</text:p>
          </table:table-cell>
          <table:table-cell office:value-type="string">
            <text:p>2019010A</text:p>
          </table:table-cell>
          <table:table-cell table:number-columns-repeated="2" office:value-type="float" office:value="1">
            <text:p>1</text:p>
          </table:table-cell>
          <table:table-cell office:value-type="float" office:value="44.9">
            <text:p>44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5Patient 1PF05</text:p>
          </table:table-cell>
          <table:table-cell office:value-type="string">
            <text:p>M0</text:p>
          </table:table-cell>
          <table:table-cell office:value-type="string">
            <text:p>2019010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.9">
            <text:p>44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5Patient 1PF05</text:p>
          </table:table-cell>
          <table:table-cell office:value-type="string">
            <text:p>M0</text:p>
          </table:table-cell>
          <table:table-cell office:value-type="string">
            <text:p>2019010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.9">
            <text:p>44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5Patient 1PF05</text:p>
          </table:table-cell>
          <table:table-cell office:value-type="string">
            <text:p>M0</text:p>
          </table:table-cell>
          <table:table-cell office:value-type="string">
            <text:p>2019010G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4.9">
            <text:p>44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5Patient 1PF05</text:p>
          </table:table-cell>
          <table:table-cell office:value-type="string">
            <text:p>M0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4.9">
            <text:p>44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5Patient 1PF05</text:p>
          </table:table-cell>
          <table:table-cell office:value-type="string">
            <text:p>M0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4.9">
            <text:p>44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5Patient 1PF05</text:p>
          </table:table-cell>
          <table:table-cell office:value-type="string">
            <text:p>M0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4.9">
            <text:p>44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5Patient 1PF05</text:p>
          </table:table-cell>
          <table:table-cell office:value-type="string">
            <text:p>M0</text:p>
          </table:table-cell>
          <table:table-cell office:value-type="string">
            <text:p>2019010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.9">
            <text:p>44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5Patient 1PF05</text:p>
          </table:table-cell>
          <table:table-cell office:value-type="string">
            <text:p>M0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4.9">
            <text:p>44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5Patient 1PF05</text:p>
          </table:table-cell>
          <table:table-cell office:value-type="string">
            <text:p>M0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4.9">
            <text:p>44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5Patient 1PF05</text:p>
          </table:table-cell>
          <table:table-cell office:value-type="string">
            <text:p>M0</text:p>
          </table:table-cell>
          <table:table-cell office:value-type="string">
            <text:p>2019010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4.9">
            <text:p>44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5Patient 1PF05</text:p>
          </table:table-cell>
          <table:table-cell office:value-type="string">
            <text:p>M0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4.9">
            <text:p>44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5Patient 1PF05</text:p>
          </table:table-cell>
          <table:table-cell office:value-type="string">
            <text:p>M0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4.9">
            <text:p>44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5Patient 1PF05</text:p>
          </table:table-cell>
          <table:table-cell office:value-type="string">
            <text:p>M0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4.9">
            <text:p>44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0</text:p>
          </table:table-cell>
          <table:table-cell office:value-type="string">
            <text:p>2019010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4.6">
            <text:p>84,6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0</text:p>
          </table:table-cell>
          <table:table-cell office:value-type="string">
            <text:p>2019010C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4.6">
            <text:p>84,6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0</text:p>
          </table:table-cell>
          <table:table-cell office:value-type="string">
            <text:p>2019010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4.6">
            <text:p>84,6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0</text:p>
          </table:table-cell>
          <table:table-cell office:value-type="string">
            <text:p>2019010G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4.6">
            <text:p>84,6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0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4.6">
            <text:p>84,6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0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4.6">
            <text:p>84,6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0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4.6">
            <text:p>84,6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0</text:p>
          </table:table-cell>
          <table:table-cell office:value-type="string">
            <text:p>2019010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4.6">
            <text:p>84,6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0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4.6">
            <text:p>84,6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0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4.6">
            <text:p>84,6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0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4.6">
            <text:p>84,6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0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4.6">
            <text:p>84,6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0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4.6">
            <text:p>84,6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0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4.6">
            <text:p>84,6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3</text:p>
          </table:table-cell>
          <table:table-cell office:value-type="string">
            <text:p>2019010A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7.3">
            <text:p>87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3</text:p>
          </table:table-cell>
          <table:table-cell office:value-type="string">
            <text:p>2019010C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7.3">
            <text:p>87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3</text:p>
          </table:table-cell>
          <table:table-cell office:value-type="string">
            <text:p>2019010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7.3">
            <text:p>87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3</text:p>
          </table:table-cell>
          <table:table-cell office:value-type="string">
            <text:p>2019010G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7.3">
            <text:p>87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3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7.3">
            <text:p>87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3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7.3">
            <text:p>87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3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7.3">
            <text:p>87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3</text:p>
          </table:table-cell>
          <table:table-cell office:value-type="string">
            <text:p>2019010O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7.3">
            <text:p>87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3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7.3">
            <text:p>87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3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7.3">
            <text:p>87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3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7.3">
            <text:p>87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3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7.3">
            <text:p>87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3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7.3">
            <text:p>87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6Patient 1AR06</text:p>
          </table:table-cell>
          <table:table-cell office:value-type="string">
            <text:p>M3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7.3">
            <text:p>87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0</text:p>
          </table:table-cell>
          <table:table-cell office:value-type="string">
            <text:p>2019010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8.9">
            <text:p>68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0</text:p>
          </table:table-cell>
          <table:table-cell office:value-type="string">
            <text:p>2019010C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8.9">
            <text:p>68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0</text:p>
          </table:table-cell>
          <table:table-cell office:value-type="string">
            <text:p>2019010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8.9">
            <text:p>68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0</text:p>
          </table:table-cell>
          <table:table-cell office:value-type="string">
            <text:p>2019010G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8.9">
            <text:p>68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0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8.9">
            <text:p>68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0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8.9">
            <text:p>68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0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8.9">
            <text:p>68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0</text:p>
          </table:table-cell>
          <table:table-cell office:value-type="string">
            <text:p>2019010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8.9">
            <text:p>68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0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8.9">
            <text:p>68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0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8.9">
            <text:p>68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0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8.9">
            <text:p>68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0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8.9">
            <text:p>68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0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8.9">
            <text:p>68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0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8.9">
            <text:p>68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3</text:p>
          </table:table-cell>
          <table:table-cell office:value-type="string">
            <text:p>2019010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1.9">
            <text:p>71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3</text:p>
          </table:table-cell>
          <table:table-cell office:value-type="string">
            <text:p>2019010C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1.9">
            <text:p>71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3</text:p>
          </table:table-cell>
          <table:table-cell office:value-type="string">
            <text:p>2019010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1.9">
            <text:p>71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3</text:p>
          </table:table-cell>
          <table:table-cell office:value-type="string">
            <text:p>2019010G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1.9">
            <text:p>71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3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1.9">
            <text:p>71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3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1.9">
            <text:p>71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3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1.9">
            <text:p>71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3</text:p>
          </table:table-cell>
          <table:table-cell office:value-type="string">
            <text:p>2019010O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1.9">
            <text:p>71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3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1.9">
            <text:p>71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3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1.9">
            <text:p>71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3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1.9">
            <text:p>71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3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1.9">
            <text:p>71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3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1.9">
            <text:p>71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7Patient 1MD07</text:p>
          </table:table-cell>
          <table:table-cell office:value-type="string">
            <text:p>M3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1.9">
            <text:p>71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8Patient 1GM08</text:p>
          </table:table-cell>
          <table:table-cell table:style-name="ce10" office:value-type="string">
            <text:p>M0</text:p>
          </table:table-cell>
          <table:table-cell office:value-type="string">
            <text:p>2019010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.1">
            <text:p>33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8Patient 1GM08</text:p>
          </table:table-cell>
          <table:table-cell table:style-name="ce10" office:value-type="string">
            <text:p>M0</text:p>
          </table:table-cell>
          <table:table-cell office:value-type="string">
            <text:p>2019010C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.1">
            <text:p>33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8Patient 1GM08</text:p>
          </table:table-cell>
          <table:table-cell table:style-name="ce10" office:value-type="string">
            <text:p>M0</text:p>
          </table:table-cell>
          <table:table-cell office:value-type="string">
            <text:p>2019010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.1">
            <text:p>33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8Patient 1GM08</text:p>
          </table:table-cell>
          <table:table-cell table:style-name="ce10" office:value-type="string">
            <text:p>M0</text:p>
          </table:table-cell>
          <table:table-cell office:value-type="string">
            <text:p>2019010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3.1">
            <text:p>33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8Patient 1GM08</text:p>
          </table:table-cell>
          <table:table-cell table:style-name="ce10" office:value-type="string">
            <text:p>M0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.1">
            <text:p>33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8Patient 1GM08</text:p>
          </table:table-cell>
          <table:table-cell table:style-name="ce10" office:value-type="string">
            <text:p>M0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.1">
            <text:p>33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8Patient 1GM08</text:p>
          </table:table-cell>
          <table:table-cell table:style-name="ce10" office:value-type="string">
            <text:p>M0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.1">
            <text:p>33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8Patient 1GM08</text:p>
          </table:table-cell>
          <table:table-cell table:style-name="ce10" office:value-type="string">
            <text:p>M0</text:p>
          </table:table-cell>
          <table:table-cell office:value-type="string">
            <text:p>2019010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3.1">
            <text:p>33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8Patient 1GM08</text:p>
          </table:table-cell>
          <table:table-cell table:style-name="ce10" office:value-type="string">
            <text:p>M0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.1">
            <text:p>33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8Patient 1GM08</text:p>
          </table:table-cell>
          <table:table-cell table:style-name="ce10" office:value-type="string">
            <text:p>M0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3.1">
            <text:p>33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8Patient 1GM08</text:p>
          </table:table-cell>
          <table:table-cell table:style-name="ce10" office:value-type="string">
            <text:p>M0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3.1">
            <text:p>33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8Patient 1GM08</text:p>
          </table:table-cell>
          <table:table-cell table:style-name="ce10" office:value-type="string">
            <text:p>M0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3.1">
            <text:p>33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8Patient 1GM08</text:p>
          </table:table-cell>
          <table:table-cell table:style-name="ce10" office:value-type="string">
            <text:p>M0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.1">
            <text:p>33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8Patient 1GM08</text:p>
          </table:table-cell>
          <table:table-cell table:style-name="ce10" office:value-type="string">
            <text:p>M0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3.1">
            <text:p>33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09Patient 1TM09</text:p>
          </table:table-cell>
          <table:table-cell table:style-name="ce10" office:value-type="string">
            <text:p>M0</text:p>
          </table:table-cell>
          <table:table-cell office:value-type="string">
            <text:p>2019010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5.1">
            <text:p>55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09Patient 1TM09</text:p>
          </table:table-cell>
          <table:table-cell table:style-name="ce10" office:value-type="string">
            <text:p>M0</text:p>
          </table:table-cell>
          <table:table-cell office:value-type="string">
            <text:p>2019010C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5.1">
            <text:p>55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09Patient 1TM09</text:p>
          </table:table-cell>
          <table:table-cell table:style-name="ce10" office:value-type="string">
            <text:p>M0</text:p>
          </table:table-cell>
          <table:table-cell office:value-type="string">
            <text:p>2019010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5.1">
            <text:p>55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09Patient 1TM09</text:p>
          </table:table-cell>
          <table:table-cell table:style-name="ce10" office:value-type="string">
            <text:p>M0</text:p>
          </table:table-cell>
          <table:table-cell office:value-type="string">
            <text:p>2019010G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5.1">
            <text:p>55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09Patient 1TM09</text:p>
          </table:table-cell>
          <table:table-cell table:style-name="ce10" office:value-type="string">
            <text:p>M0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5.1">
            <text:p>55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09Patient 1TM09</text:p>
          </table:table-cell>
          <table:table-cell table:style-name="ce10" office:value-type="string">
            <text:p>M0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5.1">
            <text:p>55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09Patient 1TM09</text:p>
          </table:table-cell>
          <table:table-cell table:style-name="ce10" office:value-type="string">
            <text:p>M0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5.1">
            <text:p>55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09Patient 1TM09</text:p>
          </table:table-cell>
          <table:table-cell table:style-name="ce10" office:value-type="string">
            <text:p>M0</text:p>
          </table:table-cell>
          <table:table-cell office:value-type="string">
            <text:p>2019010O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5.1">
            <text:p>55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09Patient 1TM09</text:p>
          </table:table-cell>
          <table:table-cell table:style-name="ce10" office:value-type="string">
            <text:p>M0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5.1">
            <text:p>55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09Patient 1TM09</text:p>
          </table:table-cell>
          <table:table-cell table:style-name="ce10" office:value-type="string">
            <text:p>M0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5.1">
            <text:p>55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09Patient 1TM09</text:p>
          </table:table-cell>
          <table:table-cell table:style-name="ce10" office:value-type="string">
            <text:p>M0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5.1">
            <text:p>55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09Patient 1TM09</text:p>
          </table:table-cell>
          <table:table-cell table:style-name="ce10" office:value-type="string">
            <text:p>M0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5.1">
            <text:p>55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09Patient 1TM09</text:p>
          </table:table-cell>
          <table:table-cell table:style-name="ce10" office:value-type="string">
            <text:p>M0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5.1">
            <text:p>55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09Patient 1TM09</text:p>
          </table:table-cell>
          <table:table-cell table:style-name="ce10" office:value-type="string">
            <text:p>M0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5.1">
            <text:p>55,1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2Patient 1FS12</text:p>
          </table:table-cell>
          <table:table-cell table:style-name="ce10" office:value-type="string">
            <text:p>M0</text:p>
          </table:table-cell>
          <table:table-cell office:value-type="string">
            <text:p>2019010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8.8">
            <text:p>6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2Patient 1FS12</text:p>
          </table:table-cell>
          <table:table-cell table:style-name="ce10" office:value-type="string">
            <text:p>M0</text:p>
          </table:table-cell>
          <table:table-cell office:value-type="string">
            <text:p>2019010C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8.8">
            <text:p>6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2Patient 1FS12</text:p>
          </table:table-cell>
          <table:table-cell table:style-name="ce10" office:value-type="string">
            <text:p>M0</text:p>
          </table:table-cell>
          <table:table-cell office:value-type="string">
            <text:p>2019010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8.8">
            <text:p>6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2Patient 1FS12</text:p>
          </table:table-cell>
          <table:table-cell table:style-name="ce10" office:value-type="string">
            <text:p>M0</text:p>
          </table:table-cell>
          <table:table-cell office:value-type="string">
            <text:p>2019010G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8.8">
            <text:p>6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2Patient 1FS12</text:p>
          </table:table-cell>
          <table:table-cell table:style-name="ce10" office:value-type="string">
            <text:p>M0</text:p>
          </table:table-cell>
          <table:table-cell office:value-type="string">
            <text:p>2019010I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8.8">
            <text:p>6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2Patient 1FS12</text:p>
          </table:table-cell>
          <table:table-cell table:style-name="ce10" office:value-type="string">
            <text:p>M0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8.8">
            <text:p>6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2Patient 1FS12</text:p>
          </table:table-cell>
          <table:table-cell table:style-name="ce10" office:value-type="string">
            <text:p>M0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8.8">
            <text:p>6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2Patient 1FS12</text:p>
          </table:table-cell>
          <table:table-cell table:style-name="ce10" office:value-type="string">
            <text:p>M0</text:p>
          </table:table-cell>
          <table:table-cell office:value-type="string">
            <text:p>2019010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8.8">
            <text:p>6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2Patient 1FS12</text:p>
          </table:table-cell>
          <table:table-cell table:style-name="ce10" office:value-type="string">
            <text:p>M0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8.8">
            <text:p>6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2Patient 1FS12</text:p>
          </table:table-cell>
          <table:table-cell table:style-name="ce10" office:value-type="string">
            <text:p>M0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8.8">
            <text:p>6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2Patient 1FS12</text:p>
          </table:table-cell>
          <table:table-cell table:style-name="ce10" office:value-type="string">
            <text:p>M0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8.8">
            <text:p>6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2Patient 1FS12</text:p>
          </table:table-cell>
          <table:table-cell table:style-name="ce10" office:value-type="string">
            <text:p>M0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8.8">
            <text:p>6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2Patient 1FS12</text:p>
          </table:table-cell>
          <table:table-cell table:style-name="ce10" office:value-type="string">
            <text:p>M0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8.8">
            <text:p>6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2Patient 1FS12</text:p>
          </table:table-cell>
          <table:table-cell table:style-name="ce10" office:value-type="string">
            <text:p>M0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8.8">
            <text:p>6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5Patient 1HN15</text:p>
          </table:table-cell>
          <table:table-cell table:style-name="ce10" office:value-type="string">
            <text:p>M0</text:p>
          </table:table-cell>
          <table:table-cell office:value-type="string">
            <text:p>2019010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6.3">
            <text:p>56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5Patient 1HN15</text:p>
          </table:table-cell>
          <table:table-cell table:style-name="ce10" office:value-type="string">
            <text:p>M0</text:p>
          </table:table-cell>
          <table:table-cell office:value-type="string">
            <text:p>2019010C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6.3">
            <text:p>56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5Patient 1HN15</text:p>
          </table:table-cell>
          <table:table-cell table:style-name="ce10" office:value-type="string">
            <text:p>M0</text:p>
          </table:table-cell>
          <table:table-cell office:value-type="string">
            <text:p>2019010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6.3">
            <text:p>56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5Patient 1HN15</text:p>
          </table:table-cell>
          <table:table-cell table:style-name="ce10" office:value-type="string">
            <text:p>M0</text:p>
          </table:table-cell>
          <table:table-cell office:value-type="string">
            <text:p>2019010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6.3">
            <text:p>56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5Patient 1HN15</text:p>
          </table:table-cell>
          <table:table-cell table:style-name="ce10" office:value-type="string">
            <text:p>M0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6.3">
            <text:p>56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5Patient 1HN15</text:p>
          </table:table-cell>
          <table:table-cell table:style-name="ce10" office:value-type="string">
            <text:p>M0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6.3">
            <text:p>56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5Patient 1HN15</text:p>
          </table:table-cell>
          <table:table-cell table:style-name="ce10" office:value-type="string">
            <text:p>M0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6.3">
            <text:p>56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5Patient 1HN15</text:p>
          </table:table-cell>
          <table:table-cell table:style-name="ce10" office:value-type="string">
            <text:p>M0</text:p>
          </table:table-cell>
          <table:table-cell office:value-type="string">
            <text:p>2019010O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6.3">
            <text:p>56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5Patient 1HN15</text:p>
          </table:table-cell>
          <table:table-cell table:style-name="ce10" office:value-type="string">
            <text:p>M0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6.3">
            <text:p>56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5Patient 1HN15</text:p>
          </table:table-cell>
          <table:table-cell table:style-name="ce10" office:value-type="string">
            <text:p>M0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6.3">
            <text:p>56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5Patient 1HN15</text:p>
          </table:table-cell>
          <table:table-cell table:style-name="ce10" office:value-type="string">
            <text:p>M0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6.3">
            <text:p>56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5Patient 1HN15</text:p>
          </table:table-cell>
          <table:table-cell table:style-name="ce10" office:value-type="string">
            <text:p>M0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6.3">
            <text:p>56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5Patient 1HN15</text:p>
          </table:table-cell>
          <table:table-cell table:style-name="ce10" office:value-type="string">
            <text:p>M0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6.3">
            <text:p>56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5Patient 1HN15</text:p>
          </table:table-cell>
          <table:table-cell table:style-name="ce10" office:value-type="string">
            <text:p>M0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6.3">
            <text:p>56,3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6Patient 1AJ16</text:p>
          </table:table-cell>
          <table:table-cell table:style-name="ce10" office:value-type="string">
            <text:p>M0</text:p>
          </table:table-cell>
          <table:table-cell office:value-type="string">
            <text:p>2019010A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6Patient 1AJ16</text:p>
          </table:table-cell>
          <table:table-cell table:style-name="ce10" office:value-type="string">
            <text:p>M0</text:p>
          </table:table-cell>
          <table:table-cell office:value-type="string">
            <text:p>2019010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6Patient 1AJ16</text:p>
          </table:table-cell>
          <table:table-cell table:style-name="ce10" office:value-type="string">
            <text:p>M0</text:p>
          </table:table-cell>
          <table:table-cell office:value-type="string">
            <text:p>2019010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6Patient 1AJ16</text:p>
          </table:table-cell>
          <table:table-cell table:style-name="ce10" office:value-type="string">
            <text:p>M0</text:p>
          </table:table-cell>
          <table:table-cell office:value-type="string">
            <text:p>2019010G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6Patient 1AJ16</text:p>
          </table:table-cell>
          <table:table-cell table:style-name="ce10" office:value-type="string">
            <text:p>M0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6Patient 1AJ16</text:p>
          </table:table-cell>
          <table:table-cell table:style-name="ce10" office:value-type="string">
            <text:p>M0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6Patient 1AJ16</text:p>
          </table:table-cell>
          <table:table-cell table:style-name="ce10" office:value-type="string">
            <text:p>M0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6Patient 1AJ16</text:p>
          </table:table-cell>
          <table:table-cell table:style-name="ce10" office:value-type="string">
            <text:p>M0</text:p>
          </table:table-cell>
          <table:table-cell office:value-type="string">
            <text:p>2019010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6Patient 1AJ16</text:p>
          </table:table-cell>
          <table:table-cell table:style-name="ce10" office:value-type="string">
            <text:p>M0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6Patient 1AJ16</text:p>
          </table:table-cell>
          <table:table-cell table:style-name="ce10" office:value-type="string">
            <text:p>M0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6Patient 1AJ16</text:p>
          </table:table-cell>
          <table:table-cell table:style-name="ce10" office:value-type="string">
            <text:p>M0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6Patient 1AJ16</text:p>
          </table:table-cell>
          <table:table-cell table:style-name="ce10" office:value-type="string">
            <text:p>M0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6Patient 1AJ16</text:p>
          </table:table-cell>
          <table:table-cell table:style-name="ce10" office:value-type="string">
            <text:p>M0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6Patient 1AJ16</text:p>
          </table:table-cell>
          <table:table-cell table:style-name="ce10" office:value-type="string">
            <text:p>M0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7Patient 1SG17</text:p>
          </table:table-cell>
          <table:table-cell table:style-name="ce10" office:value-type="string">
            <text:p>M0</text:p>
          </table:table-cell>
          <table:table-cell office:value-type="string">
            <text:p>2019010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7.7">
            <text:p>77,7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7Patient 1SG17</text:p>
          </table:table-cell>
          <table:table-cell table:style-name="ce10" office:value-type="string">
            <text:p>M0</text:p>
          </table:table-cell>
          <table:table-cell office:value-type="string">
            <text:p>2019010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7.7">
            <text:p>77,7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7Patient 1SG17</text:p>
          </table:table-cell>
          <table:table-cell table:style-name="ce10" office:value-type="string">
            <text:p>M0</text:p>
          </table:table-cell>
          <table:table-cell office:value-type="string">
            <text:p>2019010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7.7">
            <text:p>77,7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7Patient 1SG17</text:p>
          </table:table-cell>
          <table:table-cell table:style-name="ce10" office:value-type="string">
            <text:p>M0</text:p>
          </table:table-cell>
          <table:table-cell office:value-type="string">
            <text:p>2019010G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7.7">
            <text:p>77,7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7Patient 1SG17</text:p>
          </table:table-cell>
          <table:table-cell table:style-name="ce10" office:value-type="string">
            <text:p>M0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7.7">
            <text:p>77,7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7Patient 1SG17</text:p>
          </table:table-cell>
          <table:table-cell table:style-name="ce10" office:value-type="string">
            <text:p>M0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7.7">
            <text:p>77,7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7Patient 1SG17</text:p>
          </table:table-cell>
          <table:table-cell table:style-name="ce10" office:value-type="string">
            <text:p>M0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7.7">
            <text:p>77,7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7Patient 1SG17</text:p>
          </table:table-cell>
          <table:table-cell table:style-name="ce10" office:value-type="string">
            <text:p>M0</text:p>
          </table:table-cell>
          <table:table-cell office:value-type="string">
            <text:p>2019010O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7.7">
            <text:p>77,7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7Patient 1SG17</text:p>
          </table:table-cell>
          <table:table-cell table:style-name="ce10" office:value-type="string">
            <text:p>M0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7.7">
            <text:p>77,7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7Patient 1SG17</text:p>
          </table:table-cell>
          <table:table-cell table:style-name="ce10" office:value-type="string">
            <text:p>M0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7.7">
            <text:p>77,7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7Patient 1SG17</text:p>
          </table:table-cell>
          <table:table-cell table:style-name="ce10" office:value-type="string">
            <text:p>M0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7.7">
            <text:p>77,7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7Patient 1SG17</text:p>
          </table:table-cell>
          <table:table-cell table:style-name="ce10" office:value-type="string">
            <text:p>M0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7.7">
            <text:p>77,7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7Patient 1SG17</text:p>
          </table:table-cell>
          <table:table-cell table:style-name="ce10" office:value-type="string">
            <text:p>M0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7.7">
            <text:p>77,7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7Patient 1SG17</text:p>
          </table:table-cell>
          <table:table-cell table:style-name="ce10" office:value-type="string">
            <text:p>M0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7.7">
            <text:p>77,7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8Patient 1SJ18</text:p>
          </table:table-cell>
          <table:table-cell table:style-name="ce10" office:value-type="string">
            <text:p>M0</text:p>
          </table:table-cell>
          <table:table-cell office:value-type="string">
            <text:p>2019010A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3.5">
            <text:p>83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8Patient 1SJ18</text:p>
          </table:table-cell>
          <table:table-cell table:style-name="ce10" office:value-type="string">
            <text:p>M0</text:p>
          </table:table-cell>
          <table:table-cell office:value-type="string">
            <text:p>2019010C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3.5">
            <text:p>83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8Patient 1SJ18</text:p>
          </table:table-cell>
          <table:table-cell table:style-name="ce10" office:value-type="string">
            <text:p>M0</text:p>
          </table:table-cell>
          <table:table-cell office:value-type="string">
            <text:p>2019010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3.5">
            <text:p>83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8Patient 1SJ18</text:p>
          </table:table-cell>
          <table:table-cell table:style-name="ce10" office:value-type="string">
            <text:p>M0</text:p>
          </table:table-cell>
          <table:table-cell office:value-type="string">
            <text:p>2019010G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3.5">
            <text:p>83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8Patient 1SJ18</text:p>
          </table:table-cell>
          <table:table-cell table:style-name="ce10" office:value-type="string">
            <text:p>M0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3.5">
            <text:p>83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8Patient 1SJ18</text:p>
          </table:table-cell>
          <table:table-cell table:style-name="ce10" office:value-type="string">
            <text:p>M0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3.5">
            <text:p>83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8Patient 1SJ18</text:p>
          </table:table-cell>
          <table:table-cell table:style-name="ce10" office:value-type="string">
            <text:p>M0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3.5">
            <text:p>83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8Patient 1SJ18</text:p>
          </table:table-cell>
          <table:table-cell table:style-name="ce10" office:value-type="string">
            <text:p>M0</text:p>
          </table:table-cell>
          <table:table-cell office:value-type="string">
            <text:p>2019010O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3.5">
            <text:p>83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8Patient 1SJ18</text:p>
          </table:table-cell>
          <table:table-cell table:style-name="ce10" office:value-type="string">
            <text:p>M0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3.5">
            <text:p>83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8Patient 1SJ18</text:p>
          </table:table-cell>
          <table:table-cell table:style-name="ce10" office:value-type="string">
            <text:p>M0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3.5">
            <text:p>83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8Patient 1SJ18</text:p>
          </table:table-cell>
          <table:table-cell table:style-name="ce10" office:value-type="string">
            <text:p>M0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3.5">
            <text:p>83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8Patient 1SJ18</text:p>
          </table:table-cell>
          <table:table-cell table:style-name="ce10" office:value-type="string">
            <text:p>M0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3.5">
            <text:p>83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8Patient 1SJ18</text:p>
          </table:table-cell>
          <table:table-cell table:style-name="ce10" office:value-type="string">
            <text:p>M0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3.5">
            <text:p>83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19Patient 1MJ19</text:p>
          </table:table-cell>
          <table:table-cell table:style-name="ce10" office:value-type="string">
            <text:p>M0</text:p>
          </table:table-cell>
          <table:table-cell office:value-type="string">
            <text:p>2019010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0.9">
            <text:p>80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19Patient 1MJ19</text:p>
          </table:table-cell>
          <table:table-cell table:style-name="ce10" office:value-type="string">
            <text:p>M0</text:p>
          </table:table-cell>
          <table:table-cell office:value-type="string">
            <text:p>2019010C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0.9">
            <text:p>80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19Patient 1MJ19</text:p>
          </table:table-cell>
          <table:table-cell table:style-name="ce10" office:value-type="string">
            <text:p>M0</text:p>
          </table:table-cell>
          <table:table-cell office:value-type="string">
            <text:p>2019010G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0.9">
            <text:p>80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19Patient 1MJ19</text:p>
          </table:table-cell>
          <table:table-cell table:style-name="ce10" office:value-type="string">
            <text:p>M0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0.9">
            <text:p>80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19Patient 1MJ19</text:p>
          </table:table-cell>
          <table:table-cell table:style-name="ce10" office:value-type="string">
            <text:p>M0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0.9">
            <text:p>80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19Patient 1MJ19</text:p>
          </table:table-cell>
          <table:table-cell table:style-name="ce10" office:value-type="string">
            <text:p>M0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0.9">
            <text:p>80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19Patient 1MJ19</text:p>
          </table:table-cell>
          <table:table-cell table:style-name="ce10" office:value-type="string">
            <text:p>M0</text:p>
          </table:table-cell>
          <table:table-cell office:value-type="string">
            <text:p>2019010O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0.9">
            <text:p>80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19Patient 1MJ19</text:p>
          </table:table-cell>
          <table:table-cell table:style-name="ce10" office:value-type="string">
            <text:p>M0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0.9">
            <text:p>80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19Patient 1MJ19</text:p>
          </table:table-cell>
          <table:table-cell table:style-name="ce10" office:value-type="string">
            <text:p>M0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0.9">
            <text:p>80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19Patient 1MJ19</text:p>
          </table:table-cell>
          <table:table-cell table:style-name="ce10" office:value-type="string">
            <text:p>M0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0.9">
            <text:p>80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19Patient 1MJ19</text:p>
          </table:table-cell>
          <table:table-cell table:style-name="ce10" office:value-type="string">
            <text:p>M0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0.9">
            <text:p>80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19Patient 1MJ19</text:p>
          </table:table-cell>
          <table:table-cell table:style-name="ce10" office:value-type="string">
            <text:p>M0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0.9">
            <text:p>80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19Patient 1MJ19</text:p>
          </table:table-cell>
          <table:table-cell table:style-name="ce10" office:value-type="string">
            <text:p>M0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0.9">
            <text:p>80,9</text:p>
          </table:table-cell>
          <table:table-cell office:value-type="string">
            <text:p>TF</text:p>
          </table:table-cell>
          <table:table-cell table:number-columns-repeated="1017"/>
        </table:table-row>
        <table:table-row table:style-name="ro1">
          <table:table-cell office:value-type="string">
            <text:p>20Patient 1LC20</text:p>
          </table:table-cell>
          <table:table-cell table:style-name="ce10" office:value-type="string">
            <text:p>M0</text:p>
          </table:table-cell>
          <table:table-cell office:value-type="string">
            <text:p>2019010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8.8">
            <text:p>3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0Patient 1LC20</text:p>
          </table:table-cell>
          <table:table-cell table:style-name="ce10" office:value-type="string">
            <text:p>M0</text:p>
          </table:table-cell>
          <table:table-cell office:value-type="string">
            <text:p>2019010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.8">
            <text:p>3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0Patient 1LC20</text:p>
          </table:table-cell>
          <table:table-cell table:style-name="ce10" office:value-type="string">
            <text:p>M0</text:p>
          </table:table-cell>
          <table:table-cell office:value-type="string">
            <text:p>2019010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8.8">
            <text:p>3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0Patient 1LC20</text:p>
          </table:table-cell>
          <table:table-cell table:style-name="ce10" office:value-type="string">
            <text:p>M0</text:p>
          </table:table-cell>
          <table:table-cell office:value-type="string">
            <text:p>2019010G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8.8">
            <text:p>3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0Patient 1LC20</text:p>
          </table:table-cell>
          <table:table-cell table:style-name="ce10" office:value-type="string">
            <text:p>M0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.8">
            <text:p>3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0Patient 1LC20</text:p>
          </table:table-cell>
          <table:table-cell table:style-name="ce10" office:value-type="string">
            <text:p>M0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8.8">
            <text:p>3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0Patient 1LC20</text:p>
          </table:table-cell>
          <table:table-cell table:style-name="ce10" office:value-type="string">
            <text:p>M0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8.8">
            <text:p>3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0Patient 1LC20</text:p>
          </table:table-cell>
          <table:table-cell table:style-name="ce10" office:value-type="string">
            <text:p>M0</text:p>
          </table:table-cell>
          <table:table-cell office:value-type="string">
            <text:p>2019010O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8.8">
            <text:p>3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0Patient 1LC20</text:p>
          </table:table-cell>
          <table:table-cell table:style-name="ce10" office:value-type="string">
            <text:p>M0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8.8">
            <text:p>3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0Patient 1LC20</text:p>
          </table:table-cell>
          <table:table-cell table:style-name="ce10" office:value-type="string">
            <text:p>M0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8.8">
            <text:p>3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0Patient 1LC20</text:p>
          </table:table-cell>
          <table:table-cell table:style-name="ce10" office:value-type="string">
            <text:p>M0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.8">
            <text:p>3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0Patient 1LC20</text:p>
          </table:table-cell>
          <table:table-cell table:style-name="ce10" office:value-type="string">
            <text:p>M0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8.8">
            <text:p>3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0Patient 1LC20</text:p>
          </table:table-cell>
          <table:table-cell table:style-name="ce10" office:value-type="string">
            <text:p>M0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.8">
            <text:p>3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0Patient 1LC20</text:p>
          </table:table-cell>
          <table:table-cell table:style-name="ce10" office:value-type="string">
            <text:p>M0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.8">
            <text:p>38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1Patient 1DV21</text:p>
          </table:table-cell>
          <table:table-cell table:style-name="ce10" office:value-type="string">
            <text:p>M0</text:p>
          </table:table-cell>
          <table:table-cell office:value-type="string">
            <text:p>2019010A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0.5">
            <text:p>80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1Patient 1DV21</text:p>
          </table:table-cell>
          <table:table-cell table:style-name="ce10" office:value-type="string">
            <text:p>M0</text:p>
          </table:table-cell>
          <table:table-cell office:value-type="string">
            <text:p>2019010C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0.5">
            <text:p>80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1Patient 1DV21</text:p>
          </table:table-cell>
          <table:table-cell table:style-name="ce10" office:value-type="string">
            <text:p>M0</text:p>
          </table:table-cell>
          <table:table-cell office:value-type="string">
            <text:p>2019010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0.5">
            <text:p>80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1Patient 1DV21</text:p>
          </table:table-cell>
          <table:table-cell table:style-name="ce10" office:value-type="string">
            <text:p>M0</text:p>
          </table:table-cell>
          <table:table-cell office:value-type="string">
            <text:p>2019010G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0.5">
            <text:p>80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1Patient 1DV21</text:p>
          </table:table-cell>
          <table:table-cell table:style-name="ce10" office:value-type="string">
            <text:p>M0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0.5">
            <text:p>80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1Patient 1DV21</text:p>
          </table:table-cell>
          <table:table-cell table:style-name="ce10" office:value-type="string">
            <text:p>M0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0.5">
            <text:p>80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1Patient 1DV21</text:p>
          </table:table-cell>
          <table:table-cell table:style-name="ce10" office:value-type="string">
            <text:p>M0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0.5">
            <text:p>80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1Patient 1DV21</text:p>
          </table:table-cell>
          <table:table-cell table:style-name="ce10" office:value-type="string">
            <text:p>M0</text:p>
          </table:table-cell>
          <table:table-cell office:value-type="string">
            <text:p>2019010O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0.5">
            <text:p>80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1Patient 1DV21</text:p>
          </table:table-cell>
          <table:table-cell table:style-name="ce10" office:value-type="string">
            <text:p>M0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0.5">
            <text:p>80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1Patient 1DV21</text:p>
          </table:table-cell>
          <table:table-cell table:style-name="ce10" office:value-type="string">
            <text:p>M0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0.5">
            <text:p>80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1Patient 1DV21</text:p>
          </table:table-cell>
          <table:table-cell table:style-name="ce10" office:value-type="string">
            <text:p>M0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0.5">
            <text:p>80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1Patient 1DV21</text:p>
          </table:table-cell>
          <table:table-cell table:style-name="ce10" office:value-type="string">
            <text:p>M0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0.5">
            <text:p>80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1Patient 1DV21</text:p>
          </table:table-cell>
          <table:table-cell table:style-name="ce10" office:value-type="string">
            <text:p>M0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0.5">
            <text:p>80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1Patient 1DV21</text:p>
          </table:table-cell>
          <table:table-cell table:style-name="ce10" office:value-type="string">
            <text:p>M0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0.5">
            <text:p>80,5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2Patient 1BA22</text:p>
          </table:table-cell>
          <table:table-cell table:style-name="ce10" office:value-type="string">
            <text:p>M0</text:p>
          </table:table-cell>
          <table:table-cell office:value-type="string">
            <text:p>2019010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3.9">
            <text:p>53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2Patient 1BA22</text:p>
          </table:table-cell>
          <table:table-cell table:style-name="ce10" office:value-type="string">
            <text:p>M0</text:p>
          </table:table-cell>
          <table:table-cell office:value-type="string">
            <text:p>2019010C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3.9">
            <text:p>53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2Patient 1BA22</text:p>
          </table:table-cell>
          <table:table-cell table:style-name="ce10" office:value-type="string">
            <text:p>M0</text:p>
          </table:table-cell>
          <table:table-cell office:value-type="string">
            <text:p>2019010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3.9">
            <text:p>53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2Patient 1BA22</text:p>
          </table:table-cell>
          <table:table-cell table:style-name="ce10" office:value-type="string">
            <text:p>M0</text:p>
          </table:table-cell>
          <table:table-cell office:value-type="string">
            <text:p>2019010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.9">
            <text:p>53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2Patient 1BA22</text:p>
          </table:table-cell>
          <table:table-cell table:style-name="ce10" office:value-type="string">
            <text:p>M0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3.9">
            <text:p>53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2Patient 1BA22</text:p>
          </table:table-cell>
          <table:table-cell table:style-name="ce10" office:value-type="string">
            <text:p>M0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3.9">
            <text:p>53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2Patient 1BA22</text:p>
          </table:table-cell>
          <table:table-cell table:style-name="ce10" office:value-type="string">
            <text:p>M0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3.9">
            <text:p>53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2Patient 1BA22</text:p>
          </table:table-cell>
          <table:table-cell table:style-name="ce10" office:value-type="string">
            <text:p>M0</text:p>
          </table:table-cell>
          <table:table-cell office:value-type="string">
            <text:p>2019010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3.9">
            <text:p>53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2Patient 1BA22</text:p>
          </table:table-cell>
          <table:table-cell table:style-name="ce10" office:value-type="string">
            <text:p>M0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3.9">
            <text:p>53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2Patient 1BA22</text:p>
          </table:table-cell>
          <table:table-cell table:style-name="ce10" office:value-type="string">
            <text:p>M0</text:p>
          </table:table-cell>
          <table:table-cell office:value-type="string">
            <text:p>20190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3.9">
            <text:p>53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2Patient 1BA22</text:p>
          </table:table-cell>
          <table:table-cell table:style-name="ce10" office:value-type="string">
            <text:p>M0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3.9">
            <text:p>53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2Patient 1BA22</text:p>
          </table:table-cell>
          <table:table-cell table:style-name="ce10" office:value-type="string">
            <text:p>M0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3.9">
            <text:p>53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2Patient 1BA22</text:p>
          </table:table-cell>
          <table:table-cell table:style-name="ce10" office:value-type="string">
            <text:p>M0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3.9">
            <text:p>53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2Patient 1BA22</text:p>
          </table:table-cell>
          <table:table-cell table:style-name="ce10" office:value-type="string">
            <text:p>M0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3.9">
            <text:p>53,9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3Patient 1RM23</text:p>
          </table:table-cell>
          <table:table-cell table:style-name="ce10" office:value-type="string">
            <text:p>M0</text:p>
          </table:table-cell>
          <table:table-cell office:value-type="string">
            <text:p>2019010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9.8">
            <text:p>79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3Patient 1RM23</text:p>
          </table:table-cell>
          <table:table-cell table:style-name="ce10" office:value-type="string">
            <text:p>M0</text:p>
          </table:table-cell>
          <table:table-cell office:value-type="string">
            <text:p>2019010C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9.8">
            <text:p>79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3Patient 1RM23</text:p>
          </table:table-cell>
          <table:table-cell table:style-name="ce10" office:value-type="string">
            <text:p>M0</text:p>
          </table:table-cell>
          <table:table-cell office:value-type="string">
            <text:p>2019010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9.8">
            <text:p>79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3Patient 1RM23</text:p>
          </table:table-cell>
          <table:table-cell table:style-name="ce10" office:value-type="string">
            <text:p>M0</text:p>
          </table:table-cell>
          <table:table-cell office:value-type="string">
            <text:p>2019010G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9.8">
            <text:p>79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3Patient 1RM23</text:p>
          </table:table-cell>
          <table:table-cell table:style-name="ce10" office:value-type="string">
            <text:p>M0</text:p>
          </table:table-cell>
          <table:table-cell office:value-type="string">
            <text:p>2019010I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9.8">
            <text:p>79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3Patient 1RM23</text:p>
          </table:table-cell>
          <table:table-cell table:style-name="ce10" office:value-type="string">
            <text:p>M0</text:p>
          </table:table-cell>
          <table:table-cell office:value-type="string">
            <text:p>2019010K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9.8">
            <text:p>79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3Patient 1RM23</text:p>
          </table:table-cell>
          <table:table-cell table:style-name="ce10" office:value-type="string">
            <text:p>M0</text:p>
          </table:table-cell>
          <table:table-cell office:value-type="string">
            <text:p>2019010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9.8">
            <text:p>79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3Patient 1RM23</text:p>
          </table:table-cell>
          <table:table-cell table:style-name="ce10" office:value-type="string">
            <text:p>M0</text:p>
          </table:table-cell>
          <table:table-cell office:value-type="string">
            <text:p>2019010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9.8">
            <text:p>79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3Patient 1RM23</text:p>
          </table:table-cell>
          <table:table-cell table:style-name="ce10" office:value-type="string">
            <text:p>M0</text:p>
          </table:table-cell>
          <table:table-cell office:value-type="string">
            <text:p>2019010Q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9.8">
            <text:p>79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3Patient 1RM23</text:p>
          </table:table-cell>
          <table:table-cell table:style-name="ce10" office:value-type="string">
            <text:p>M0</text:p>
          </table:table-cell>
          <table:table-cell office:value-type="string">
            <text:p>201901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9.8">
            <text:p>79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3Patient 1RM23</text:p>
          </table:table-cell>
          <table:table-cell table:style-name="ce10" office:value-type="string">
            <text:p>M0</text:p>
          </table:table-cell>
          <table:table-cell office:value-type="string">
            <text:p>2019010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9.8">
            <text:p>79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3Patient 1RM23</text:p>
          </table:table-cell>
          <table:table-cell table:style-name="ce10" office:value-type="string">
            <text:p>M0</text:p>
          </table:table-cell>
          <table:table-cell office:value-type="string">
            <text:p>2019010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9.8">
            <text:p>79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3Patient 1RM23</text:p>
          </table:table-cell>
          <table:table-cell table:style-name="ce10" office:value-type="string">
            <text:p>M0</text:p>
          </table:table-cell>
          <table:table-cell office:value-type="string">
            <text:p>2019010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9.8">
            <text:p>79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>
          <table:table-cell office:value-type="string">
            <text:p>23Patient 1RM23</text:p>
          </table:table-cell>
          <table:table-cell table:style-name="ce10" office:value-type="string">
            <text:p>M0</text:p>
          </table:table-cell>
          <table:table-cell office:value-type="string">
            <text:p>2019010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9.8">
            <text:p>79,8</text:p>
          </table:table-cell>
          <table:table-cell office:value-type="string">
            <text:p>SL</text:p>
          </table:table-cell>
          <table:table-cell table:number-columns-repeated="1017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data-pilot-tables>
        <table:data-pilot-table table:name="Tableau croisé dynamique1" table:application-data="" table:target-range-address="Feuil2.A3:Feuil2.B16" table:buttons="Feuil2.A3" table:show-filter-button="false">
          <table:source-cell-range table:cell-range-address="Raw_Data.A1:Raw_Data.G1048574"/>
          <table:data-pilot-field table:source-field-name="Patient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xam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rrégularité ligne pleurale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core CPI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Opérateur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b lignes B" table:orientation="row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File Name" table:orientation="data" table:used-hierarchy="-1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fr" fo:country="F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0" number:language="fr" number:country="FR">
      <number:day number:style="long"/>
      <number:text>-</number:text>
      <number:month number:textual="true"/>
    </number:date-style>
    <number:date-style style:name="N8111" number:language="fr" number:country="FR">
      <number:month number:textual="true"/>
      <number:text>-</number:text>
      <number:year/>
    </number:date-style>
    <number:time-style style:name="N8112" number:language="fr" number:country="FR">
      <number:hours/>
      <number:text>:</number:text>
      <number:minutes number:style="long"/>
      <number:text> </number:text>
      <number:am-pm/>
    </number:time-style>
    <number:time-style style:name="N8113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4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fr" number:country="FR">
      <number:number number:decimal-places="0" number:min-integer-digits="1" number:grouping="true"/>
      <number:text>   </number:text>
    </number:number-style>
    <number:number-style style:name="N8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fr" number:country="FR">
      <number:text> -    </number:text>
    </number:number-style>
    <number:text-style style:name="N8119" number:language="fr" number:country="F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fr" number:country="FR">
      <number:text> - €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fr" number:country="FR">
      <number:minutes number:style="long"/>
      <number:text>:</number:text>
      <number:seconds number:style="long"/>
    </number:time-style>
    <number:time-style style:name="N8124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fr" number:country="FR">
      <number:minutes number:style="long"/>
      <number:text>:</number:text>
      <number:seconds number:style="long" number:decimal-places="1"/>
    </number:time-style>
    <number:number-style style:name="N8126" number:language="fr" number:country="FR">
      <number:scientific-number number:decimal-places="1" number:min-integer-digits="3" number:min-exponent-digits="1"/>
    </number:number-style>
    <number:number-style style:name="N8127P0" style:volatile="true" number:language="fr" number:country="FR">
      <number:number number:decimal-places="2" number:min-integer-digits="1" number:grouping="true"/>
      <number:text> €</number:text>
    </number:number-style>
    <number:number-style style:name="N812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7P0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in_20_du_20_tableau_20_croisé" style:display-name="Coin du tableau croisé" style:family="table-cell" style:parent-style-name="Default"/>
    <style:style style:name="Valeur_20_du_20_tableau_20_croisé" style:display-name="Valeur du tableau croisé" style:family="table-cell" style:parent-style-name="Default"/>
    <style:style style:name="Champ_20_du_20_tableau_20_croisé" style:display-name="Champ du tableau croisé" style:family="table-cell" style:parent-style-name="Default"/>
    <style:style style:name="Catégorie_20_du_20_tableau_20_croisé" style:display-name="Catégorie du tableau croisé" style:family="table-cell" style:parent-style-name="Default">
      <style:table-cell-properties style:text-align-source="fix" style:repeat-content="false"/>
      <style:paragraph-properties fo:text-align="start"/>
    </style:style>
    <style:style style:name="Titre_20_du_20_tableau_20_croisé" style:display-name="Titre du tableau croisé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ésultat_20_du_20_tableau_20_croisé" style:display-name="Résultat du tableau croisé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2">22/10/2021</text:date>, <text:time>16:0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_5f_Data" style:display-name="PageStyle_Raw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2T16:00:16</dc:date>
    <meta:document-statistic meta:table-count="2" meta:cell-count="1981" meta:object-count="1"/>
    <meta:generator>OpenOffice/4.1.11$Unix OpenOffice.org_project/4111m1$Build-980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fo:font-family="Calibri" fo:font-size="9pt" style:font-size-asian="9pt" style:font-size-complex="9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462cm" svg:height="8.518cm" xlink:href=".." xlink:type="simple" chart:class="chart:bar" chart:style-name="ch1">
        <chart:title svg:x="3.009cm" svg:y="0.306cm" chart:style-name="ch2">
          <text:p>Répartition # de fichiers par # de lignes B observées</text:p>
        </chart:title>
        <chart:plot-area chart:style-name="ch3" table:cell-range-address="Feuil2.A3:Feuil2.B16" chart:data-source-has-labels="both" svg:x="0.779cm" svg:y="1.721cm" svg:width="15.025cm" svg:height="6.207cm">
          <chartooo:coordinate-region svg:x="1.328cm" svg:y="2.225cm" svg:width="14.476cm" svg:height="3.738cm"/>
          <chart:axis chart:dimension="x" chart:name="primary-x" chart:style-name="ch4" chartooo:axis-type="auto">
            <chartooo:date-scale/>
            <chart:categories table:cell-range-address="Feuil2.A4:Feuil2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2.B4:Feuil2.B16" chart:label-cell-address="Feuil2.B3:Feuil2.B3" chart:class="chart:bar">
            <chart:data-point chart:repeated="13"/>
          </chart:series>
          <chart:wall chart:style-name="ch8"/>
          <chart:floor chart:style-name="ch9"/>
        </chart:plot-area>
        <table:table table:name="local-table" table:protected="tru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2.B3:Feuil2.B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2.A4:Feuil2.A16</svg:desc>
                </draw:g>
              </table:table-cell>
              <table:table-cell office:value-type="float" office:value="2">
                <text:p>2</text:p>
                <draw:g>
                  <svg:desc>Feuil2.B4:Feuil2.B1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#N/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tal Résultat</text:p>
              </table:table-cell>
              <table:table-cell office:value-type="float" office:value="280">
                <text:p>2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